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8.0319in" table:align="right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1.3521in"/>
    </style:style>
    <style:style style:name="Table1.C" style:family="table-column">
      <style:table-column-properties style:column-width="5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5dc5" officeooo:paragraph-rsid="00805dc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1319f" officeooo:paragraph-rsid="0081319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131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7edd7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82ca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805dc5" officeooo:paragraph-rsid="008409a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89b209" officeooo:paragraph-rsid="0089b20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officeooo:paragraph-rsid="00805dc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officeooo:paragraph-rsid="008b846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officeooo:rsid="00805dc5" officeooo:paragraph-rsid="00805dc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81319f" officeooo:paragraph-rsid="008409a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81319f" officeooo:paragraph-rsid="0089b20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officeooo:rsid="0080147c" officeooo:paragraph-rsid="008409a3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DejaVu Sans Condensed" officeooo:paragraph-rsid="00805dc5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b846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b846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paragraph-rsid="0081319f" style:font-style-asian="italic" style:font-weight-asian="normal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1319f" officeooo:paragraph-rsid="0081319f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2ca8a" officeooo:paragraph-rsid="008409a3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147c" officeooo:paragraph-rsid="0080147c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805dc5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810ba8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officeooo:paragraph-rsid="0081319f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82ca8a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8409a3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81319f" style:font-size-asian="12pt" style:font-size-complex="12pt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81319f" style:font-size-asian="12pt" style:font-size-complex="12pt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8409a3" style:font-size-asian="12pt" style:font-size-complex="12pt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80147c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81319f" officeooo:paragraph-rsid="008409a3" style:font-size-asian="12pt" style:font-size-complex="12pt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8409a3" officeooo:paragraph-rsid="008409a3" style:font-size-asian="12pt" style:font-size-complex="12pt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rsid="0080147c" officeooo:paragraph-rsid="008409a3" style:font-size-asian="12pt" style:font-size-complex="12pt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rsid="0080147c" officeooo:paragraph-rsid="0080147c" style:font-size-asian="12pt" style:font-size-complex="12pt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rsid="00805dc5" officeooo:paragraph-rsid="00805dc5" style:font-size-asian="12pt" style:font-size-complex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DejaVu Sans Condensed" officeooo:rsid="0082ca8a" officeooo:paragraph-rsid="0082ca8a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DejaVu Sans Condensed" officeooo:rsid="0082ca8a" officeooo:paragraph-rsid="0082ca8a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810ba8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82ca8a"/>
    </style:style>
    <style:style style:name="P47" style:family="paragraph" style:parent-style-name="Standard" style:list-style-name="L6">
      <style:paragraph-properties fo:text-align="start" style:justify-single-word="false"/>
      <style:text-properties officeooo:paragraph-rsid="008409a3"/>
    </style:style>
    <style:style style:name="P48" style:family="paragraph" style:parent-style-name="Standard" style:list-style-name="L8">
      <style:paragraph-properties fo:text-align="start" style:justify-single-word="false"/>
      <style:text-properties officeooo:paragraph-rsid="008409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2ca8a" style:font-weight-asian="bold" style:font-weight-complex="bold"/>
    </style:style>
    <style:style style:name="T3" style:family="text">
      <style:text-properties fo:font-weight="bold" officeooo:rsid="008409a3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80147c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81319f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8409a3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82ca8a" style:font-weight-asian="bold" style:font-weight-complex="bold"/>
    </style:style>
    <style:style style:name="T14" style:family="text">
      <style:text-properties style:text-line-through-style="none" style:text-line-through-type="none" fo:font-weight="bold" officeooo:rsid="008f827a" style:font-weight-asian="bold" style:font-weight-complex="bold"/>
    </style:style>
    <style:style style:name="T15" style:family="text">
      <style:text-properties style:text-line-through-style="none" style:text-line-through-type="none" fo:font-weight="bold" officeooo:rsid="0090d6da" style:font-weight-asian="bold" style:font-weight-complex="bold"/>
    </style:style>
    <style:style style:name="T16" style:family="text">
      <style:text-properties style:text-line-through-style="none" style:text-line-through-type="none" fo:font-weight="normal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80147c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81319f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82ca8a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8409a3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867253" style:font-weight-asian="normal" style:font-weight-complex="normal"/>
    </style:style>
    <style:style style:name="T22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805dc5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81319f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82ca8a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810ba8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8409a3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86b813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8defd6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805dc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810ba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81319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82ca8a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8409a3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86b813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810ba8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82ca8a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8409a3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80147c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883f6e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810ba8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82ca8a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8409a3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80147c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officeooo:rsid="0089b209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officeooo:rsid="0081319f" style:font-size-asian="12pt" style:font-size-complex="12pt"/>
    </style:style>
    <style:style style:name="T48" style:family="text">
      <style:text-properties style:text-line-through-style="none" style:text-line-through-type="none" officeooo:rsid="00805dc5"/>
    </style:style>
    <style:style style:name="T49" style:family="text">
      <style:text-properties style:text-line-through-style="none" style:text-line-through-type="none" officeooo:rsid="008409a3"/>
    </style:style>
    <style:style style:name="T50" style:family="text">
      <style:text-properties style:text-line-through-style="none" style:text-line-through-type="none" officeooo:rsid="0089b209"/>
    </style:style>
    <style:style style:name="T51" style:family="text">
      <style:text-properties officeooo:rsid="00805dc5"/>
    </style:style>
    <style:style style:name="T52" style:family="text">
      <style:text-properties officeooo:rsid="0081319f"/>
    </style:style>
    <style:style style:name="T53" style:family="text">
      <style:text-properties officeooo:rsid="008409a3"/>
    </style:style>
    <style:style style:name="T54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0">1<text:span text:style-name="T54">xx</text:span> - Controls</text:p>
          </table:table-cell>
          <table:table-cell table:style-name="Table2.A1" office:value-type="string">
            <text:p text:style-name="P21">2xx - Ground</text:p>
          </table:table-cell>
          <table:table-cell table:style-name="Table2.C1" office:value-type="string">
            <text:p text:style-name="P21">3xx - Flight</text:p>
          </table:table-cell>
          <table:table-cell table:style-name="Table2.D1" office:value-type="string">
            <text:p text:style-name="P21">4xx - A2A</text:p>
          </table:table-cell>
          <table:table-cell table:style-name="Table2.D1" office:value-type="string">
            <text:p text:style-name="P21">5xx - A2G</text:p>
          </table:table-cell>
          <table:table-cell table:style-name="Table2.F1" office:value-type="string">
            <text:p text:style-name="P21">6xx - Misc</text:p>
          </table:table-cell>
        </table:table-row>
      </table:table>
      <text:p text:style-name="P13"><text:span text:style-name="T7">3</text:span><text:span text:style-name="T9">0</text:span><text:span text:style-name="T15">5</text:span><text:span text:style-name="T6"> - </text:span><text:span text:style-name="T7">Flight - </text:span><text:span text:style-name="T8">Navigation</text:span></text:p>
      <text:p text:style-name="P1"/>
      <text:p text:style-name="P2">Poi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4"><text:span text:style-name="T52">Prefix &amp; </text:span>Range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6">Waypoints/Hazards</text:p>
          </table:table-cell>
          <table:table-cell table:style-name="Table1.A2" office:value-type="string">
            <text:p text:style-name="P6"><text:span text:style-name="T52">W/H</text:span>01-<text:span text:style-name="T52">W/H</text:span>50</text:p>
          </table:table-cell>
          <table:table-cell table:style-name="Table1.C2" office:value-type="string">
            <text:p text:style-name="P6">Waypoints or <text:span text:style-name="T52">navigation </text:span>hazards.<text:span text:style-name="T52"> <text:s/>General flight and navigation points.</text:span></text:p>
          </table:table-cell>
        </table:table-row>
        <table:table-row>
          <table:table-cell table:style-name="Table1.A2" office:value-type="string">
            <text:p text:style-name="P6">Control Measures</text:p>
          </table:table-cell>
          <table:table-cell table:style-name="Table1.A2" office:value-type="string">
            <text:p text:style-name="P19"><text:span text:style-name="T24">C</text:span><text:span text:style-name="T23">51-</text:span><text:span text:style-name="T24">C</text:span><text:span text:style-name="T23">9</text:span><text:span text:style-name="T24">2</text:span></text:p>
          </table:table-cell>
          <table:table-cell table:style-name="Table1.C2" office:value-type="string">
            <text:p text:style-name="P12">Points for depicting friendly and enemy units, airfields,<text:span text:style-name="T51"> </text:span>and other graphical control measures for controlling a mission.</text:p>
          </table:table-cell>
        </table:table-row>
        <table:table-row>
          <table:table-cell table:style-name="Table1.A2" office:value-type="string">
            <text:p text:style-name="P15">Control Measures</text:p>
          </table:table-cell>
          <table:table-cell table:style-name="Table1.A2" office:value-type="string">
            <text:p text:style-name="P15">C93-C99</text:p>
          </table:table-cell>
          <table:table-cell table:style-name="Table1.C2" office:value-type="string">
            <text:p text:style-name="P15">Present position reports from other aircraft (not implemented yet).</text:p>
          </table:table-cell>
        </table:table-row>
        <table:table-row>
          <table:table-cell table:style-name="Table1.A2" office:value-type="string">
            <text:p text:style-name="P14">Target/Threats</text:p>
          </table:table-cell>
          <table:table-cell table:style-name="Table1.A2" office:value-type="string">
            <text:p text:style-name="P14">T01-T50</text:p>
          </table:table-cell>
          <table:table-cell table:style-name="Table1.C2" office:value-type="string">
            <text:p text:style-name="P14">Points for targets and threats. <text:s/>May have threat rings.</text:p>
          </table:table-cell>
        </table:table-row>
        <table:table-row>
          <table:table-cell table:style-name="Table1.A2" office:value-type="string">
            <text:p text:style-name="P14">Target/Threats</text:p>
          </table:table-cell>
          <table:table-cell table:style-name="Table1.A2" office:value-type="string">
            <text:p text:style-name="P14">T51-T56</text:p>
          </table:table-cell>
          <table:table-cell table:style-name="Table1.C2" office:value-type="string">
            <text:p text:style-name="P14">Points for storing additional TSD file locations, such as PLT and CPG TRN (Terrain) points. <text:s/>Read-only, cannot be added or edited by the crew.</text:p>
          </table:table-cell>
        </table:table-row>
      </table:table>
      <text:list text:style-name="L1">
        <text:list-item>
          <text:p text:style-name="P23">Each point has <text:span text:style-name="T1">IDENT</text:span>, <text:span text:style-name="T1">FREE</text:span>, <text:span text:style-name="T1">UTM</text:span><text:span text:style-name="T2"> LAT/LONG</text:span> and <text:span text:style-name="T1">ALTITUDE</text:span><text:span text:style-name="T52"> attributes</text:span>:</text:p>
          <text:list>
            <text:list-item>
              <text:p text:style-name="P27"><text:span text:style-name="T31">IDENT</text:span><text:span text:style-name="T23"> -- </text:span><text:span text:style-name="T25">2</text:span><text:span text:style-name="T23">-</text:span><text:span text:style-name="T25">character</text:span><text:span text:style-name="T23"> alphanumeric </text:span><text:span text:style-name="T24">identifier</text:span><text:span text:style-name="T23">, depends on point </text:span><text:span text:style-name="T25">type</text:span><text:span text:style-name="T23">. <text:s/>WP=Waypoint, LZ=Landing Zone, BR=Bridge, </text:span><text:span text:style-name="T26">AE=Enemy Armor, EI=Enemy Infantry, etc., and more, see</text:span><text:span text:style-name="T28"> </text:span><text:span text:style-name="T36">TSD</text:span><text:span text:style-name="T28"> &gt; </text:span><text:span text:style-name="T36">POINT</text:span><text:span text:style-name="T28"> &gt; </text:span><text:span text:style-name="T36">ABR</text:span><text:span text:style-name="T28"> or</text:span><text:span text:style-name="T26"> </text:span><text:span text:style-name="T32">manual Appendix B</text:span><text:span text:style-name="T26">.</text:span></text:p>
            </text:list-item>
            <text:list-item>
              <text:p text:style-name="P28"><text:span text:style-name="T32">FREE</text:span><text:span text:style-name="T26"> -- Free text, 3-</text:span><text:span text:style-name="T25">character </text:span><text:span text:style-name="T26">alphanumeric label. <text:s/>Usually only visible on COORD page, except some types of Control Measures points. <text:s/>Defaults to Wxx, Hxx, Cxx, or Txx (depending on point category) if not specified</text:span><text:span text:style-name="T29">, where xx is the number of the point</text:span><text:span text:style-name="T26">.</text:span></text:p>
            </text:list-item>
            <text:list-item>
              <text:p text:style-name="P45"><text:span text:style-name="T42">UTM</text:span><text:span text:style-name="T43"> LAT/LONG</text:span> <text:span text:style-name="T37">-- The lat/long of the point in MGRS grid or DD MM.MM.</text:span></text:p>
            </text:list-item>
            <text:list-item>
              <text:p text:style-name="P24"><text:span text:style-name="T1">ALTITUDE</text:span> -- Altitude MSL in ft. <text:s/>Defaults to ground level if not specified.</text:p>
            </text:list-item>
          </text:list>
        </text:list-item>
      </text:list>
      <text:p text:style-name="P7"/>
      <text:p text:style-name="P17"><text:span text:style-name="T48">A</text:span><text:span text:style-name="T4">dd </text:span><text:span text:style-name="T50">a </text:span><text:span text:style-name="T4">point</text:span></text:p>
      <text:p text:style-name="P11">Using cursor:</text:p>
      <text:list text:style-name="L2">
        <text:list-item>
          <text:p text:style-name="P32"><text:span text:style-name="T18">Go to </text:span><text:span text:style-name="T11">TSD page</text:span><text:span text:style-name="T18">.</text:span></text:p>
        </text:list-item>
        <text:list-item>
          <text:p text:style-name="P36"><text:span text:style-name="T5">POINT</text:span><text:span text:style-name="T16"> OSB (</text:span><text:span text:style-name="T5">B6</text:span><text:span text:style-name="T16">), </text:span><text:span text:style-name="T5">ADD</text:span><text:span text:style-name="T16"> OSB (</text:span><text:span text:style-name="T5">L2</text:span><text:span text:style-name="T16">), then select point type with </text:span><text:span text:style-name="T5">L3-L6 OSB</text:span><text:span text:style-name="T16">: WP, HZ, CM, or TG.</text:span></text:p>
        </text:list-item>
        <text:list-item>
          <text:p text:style-name="P36"><text:span text:style-name="T16">Use </text:span><text:span text:style-name="T5">Ministick</text:span><text:span text:style-name="T16"> to slew cursor to desired location, press </text:span><text:span text:style-name="T5">Cursor Enter</text:span><text:span text:style-name="T16">.</text:span></text:p>
        </text:list-item>
      </text:list>
      <text:p text:style-name="P22"><text:span text:style-name="T46">Using</text:span><text:span text:style-name="T47"> KU (Keyboard Unit)</text:span><text:span text:style-name="T46">:</text:span></text:p>
      <text:list xml:id="list4183046397" text:style-name="L3">
        <text:list-item>
          <text:p text:style-name="P33"><text:span text:style-name="T18">Go to </text:span><text:span text:style-name="T11">TSD page</text:span><text:span text:style-name="T18">.</text:span></text:p>
        </text:list-item>
        <text:list-item>
          <text:p text:style-name="P37"><text:span text:style-name="T5">POINT</text:span><text:span text:style-name="T16"> OSB (</text:span><text:span text:style-name="T5">B6</text:span><text:span text:style-name="T16">), </text:span><text:span text:style-name="T5">ADD</text:span><text:span text:style-name="T16"> OSB (</text:span><text:span text:style-name="T5">L2</text:span><text:span text:style-name="T16">), then select point type with </text:span><text:span text:style-name="T5">L3-L6 OSB</text:span><text:span text:style-name="T16">: WP, HZ, CM, or TG.</text:span></text:p>
        </text:list-item>
        <text:list-item>
          <text:p text:style-name="P37"><text:span text:style-name="T5">IDENT</text:span><text:span text:style-name="T16"> OSB (</text:span><text:span text:style-name="T5">L1</text:span><text:span text:style-name="T16">)</text:span><text:span text:style-name="T19">, then on </text:span><text:span text:style-name="T13">KU</text:span><text:span text:style-name="T19">:</text:span></text:p>
          <text:list>
            <text:list-item>
              <text:p text:style-name="P29"><text:span text:style-name="T24">Enter </text:span><text:span text:style-name="T33">IDENT</text:span><text:span text:style-name="T24"> (2-</text:span><text:span text:style-name="T25">character</text:span><text:span text:style-name="T24"> i</text:span><text:span text:style-name="T25">dentifier, see manual Appendix B for list) or leave blank, then </text:span><text:span text:style-name="T34">ENTER</text:span><text:span text:style-name="T25">.</text:span></text:p>
            </text:list-item>
            <text:list-item>
              <text:p text:style-name="P43"><text:span text:style-name="T22">Enter </text:span><text:span text:style-name="T30">FREE</text:span><text:span text:style-name="T22"> (3-character label) or leave blank, then </text:span><text:span text:style-name="T30">ENTER</text:span><text:span text:style-name="T22">.</text:span></text:p>
            </text:list-item>
            <text:list-item>
              <text:p text:style-name="P30"><text:span text:style-name="T25">Enter </text:span><text:span text:style-name="T34">UTM LAT/LONG</text:span><text:span text:style-name="T25"> location (defaults to </text:span><text:span text:style-name="T34">MGRS</text:span><text:span text:style-name="T25"> current location)</text:span><text:span text:style-name="T27">, then </text:span><text:span text:style-name="T35">ENTER</text:span><text:span text:style-name="T25">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4"><text:span text:style-name="T1">MGRS format</text:span> (default): <text:span text:style-name="T22">Use </text:span><text:span text:style-name="T30">left/right arrow keys</text:span><text:span text:style-name="T22"> on </text:span><text:span text:style-name="T30">KU</text:span><text:span text:style-name="T22"> to move cursor if needed for editing.</text:span></text:p>
                </text:list-item>
                <text:list-item>
                  <text:p text:style-name="P46"><text:span text:style-name="T43">DD MM.MM format</text:span><text:span text:style-name="T38">: Press </text:span><text:span text:style-name="T43">CLR</text:span><text:span text:style-name="T38">, then enter lat/long as </text:span><text:span text:style-name="T43">one continuous string</text:span><text:span text:style-name="T38"> with no spaces or decimals, e.g. N</text:span><text:span text:style-name="T41">ddmmmmEdddmmmm</text:span><text:span text:style-name="T38">.</text:span></text:p>
                </text:list-item>
                <text:list-item>
                  <text:p text:style-name="P46"><text:span text:style-name="T44">Copy</text:span><text:span text:style-name="T43"> existing point</text:span><text:span text:style-name="T38">: Press </text:span><text:span text:style-name="T43">CLR</text:span><text:span text:style-name="T38">, enter the name of an existing point</text:span><text:span text:style-name="T39">,</text:span><text:span text:style-name="T38"> e.g. "W01", "T05", etc.</text:span></text:p>
                </text:list-item>
                <text:list-item>
                  <text:p text:style-name="P44"><text:span text:style-name="T30">Using cursor</text:span><text:span text:style-name="T22">: Move cursor on map to desired location and press </text:span><text:span text:style-name="T30">Cursor Enter</text:span><text:span text:style-name="T22">.</text:span></text:p>
                </text:list-item>
              </text:list>
            </text:list-item>
          </text:list>
        </text:list-item>
      </text:list>
      <text:list xml:id="list94431812463203" text:continue-list="list4183046397" text:style-name="L3">
        <text:list-item>
          <text:list>
            <text:list-item>
              <text:p text:style-name="P43"><text:span text:style-name="T22">Enter </text:span><text:span text:style-name="T30">ALT</text:span><text:span text:style-name="T35">ITUDE</text:span><text:span text:style-name="T27"> (ft MSL) or leave blank for </text:span><text:span text:style-name="T35">ground level</text:span><text:span text:style-name="T27"> at location, then </text:span><text:span text:style-name="T35">ENTER</text:span><text:span text:style-name="T27">.</text:span></text:p>
            </text:list-item>
          </text:list>
        </text:list-item>
      </text:list>
      <text:p text:style-name="P9"/>
      <text:p text:style-name="P16"><text:span text:style-name="T49">Edit</text:span><text:span text:style-name="T4"> </text:span><text:span text:style-name="T50">a </text:span><text:span text:style-name="T4">point</text:span></text:p>
      <text:list text:style-name="L5">
        <text:list-item>
          <text:p text:style-name="P39"><text:span text:style-name="T18">O</text:span><text:span text:style-name="T16">nly </text:span><text:span text:style-name="T5">FREE</text:span><text:span text:style-name="T16">, </text:span><text:span text:style-name="T5">UTM LAT/LONG</text:span><text:span text:style-name="T16">, and </text:span><text:span text:style-name="T5">ALTITUDE</text:span><text:span text:style-name="T16"> can be edited.</text:span></text:p>
        </text:list-item>
      </text:list>
      <text:list text:style-name="L6">
        <text:list-item>
          <text:p text:style-name="P34"><text:span text:style-name="T18">Go to </text:span><text:span text:style-name="T11">TSD page</text:span><text:span text:style-name="T18">.</text:span></text:p>
        </text:list-item>
        <text:list-item>
          <text:p text:style-name="P38"><text:span text:style-name="T5">POINT</text:span><text:span text:style-name="T16"> OSB (</text:span><text:span text:style-name="T5">B6</text:span><text:span text:style-name="T16">), </text:span><text:span text:style-name="T12">POINT&gt;</text:span><text:span text:style-name="T20"> </text:span><text:span text:style-name="T16">OSB (</text:span><text:span text:style-name="T5">L</text:span><text:span text:style-name="T12">1</text:span><text:span text:style-name="T16">), </text:span><text:span text:style-name="T20">enter point type and number on </text:span><text:span text:style-name="T12">KU</text:span><text:span text:style-name="T20"> (</text:span><text:span text:style-name="T19">"W01", "T05", etc.</text:span><text:span text:style-name="T20">) or select point with cursor and </text:span><text:span text:style-name="T12">Cursor Enter</text:span><text:span text:style-name="T20">.</text:span></text:p>
        </text:list-item>
        <text:list-item>
          <text:p text:style-name="P38"><text:span text:style-name="T12">EDIT</text:span><text:span text:style-name="T16"> OSB (</text:span><text:span text:style-name="T5">L</text:span><text:span text:style-name="T12">3</text:span><text:span text:style-name="T16">)</text:span><text:span text:style-name="T19">, then on </text:span><text:span text:style-name="T13">KU</text:span><text:span text:style-name="T19">:</text:span></text:p>
          <text:list>
            <text:list-item>
              <text:p text:style-name="P31"><text:span text:style-name="T25">Enter </text:span><text:span text:style-name="T34">FREE</text:span><text:span text:style-name="T25"> (3-character label) or leave </text:span><text:span text:style-name="T27">as default</text:span><text:span text:style-name="T25">, then </text:span><text:span text:style-name="T34">ENTER</text:span><text:span text:style-name="T25">.</text:span></text:p>
            </text:list-item>
            <text:list-item>
              <text:p text:style-name="P47"><text:span text:style-name="T38">Enter </text:span><text:span text:style-name="T43">UTM LAT/LONG</text:span><text:span text:style-name="T38"> location </text:span><text:span text:style-name="T39">following steps above, then </text:span><text:span text:style-name="T44">ENTER</text:span><text:span text:style-name="T39">.</text:span></text:p>
            </text:list-item>
            <text:list-item>
              <text:p text:style-name="P25">Enter <text:span text:style-name="T1">ALT</text:span><text:span text:style-name="T3">ITUDE</text:span><text:span text:style-name="T53"> (ft MSL) or leave blank for ground level at location, then </text:span><text:span text:style-name="T3">ENTER</text:span><text:span text:style-name="T53">.</text:span></text:p>
            </text:list-item>
          </text:list>
        </text:list-item>
      </text:list>
      <text:p text:style-name="P8"/>
      <text:p text:style-name="P3">Routes</text:p>
      <text:list text:style-name="L7">
        <text:list-item>
          <text:p text:style-name="P26">Stores up to 10 routes, each with up to 100 points.</text:p>
        </text:list-item>
        <text:list-item>
          <text:p text:style-name="P35"><text:span text:style-name="T17">Select routes on </text:span><text:span text:style-name="T10">TSD page</text:span><text:span text:style-name="T17"> -&gt; </text:span><text:span text:style-name="T10">RTE</text:span><text:span text:style-name="T17"> -&gt; </text:span><text:span text:style-name="T10">RTM</text:span><text:span text:style-name="T21">.</text:span></text:p>
        </text:list-item>
        <text:list-item>
          <text:p text:style-name="P35"><text:span text:style-name="T17">Routes can be built only with </text:span><text:span text:style-name="T10">Waypoints/Hazards</text:span><text:span text:style-name="T17"> and </text:span><text:span text:style-name="T10">Control Measures</text:span><text:span text:style-name="T17"> points, no </text:span><text:span text:style-name="T10">Targets/Threats</text:span><text:span text:style-name="T17">.</text:span></text:p>
        </text:list-item>
        <text:list-item>
          <text:p text:style-name="P40"><text:span text:style-name="T16">Routes usually start with </text:span><text:span text:style-name="T5">SP</text:span><text:span text:style-name="T16"> (Start Point) and end with </text:span><text:span text:style-name="T5">RP</text:span><text:span text:style-name="T16"> (Release Point). <text:s/>In practice, they are usually not an exact flight plan but rather a general avenue.</text:span></text:p>
        </text:list-item>
      </text:list>
      <text:p text:style-name="P18"><text:span text:style-name="T16">To create route</text:span><text:span text:style-name="T20"> or add/edit points</text:span><text:span text:style-name="T16">:</text:span></text:p>
      <text:list text:style-name="L8">
        <text:list-item>
          <text:p text:style-name="P41"><text:span text:style-name="T16">Go to </text:span><text:span text:style-name="T5">TSD page</text:span><text:span text:style-name="T16"> -&gt; </text:span><text:span text:style-name="T5">RTE</text:span><text:span text:style-name="T16"> (</text:span><text:span text:style-name="T5">B5</text:span><text:span text:style-name="T16">).</text:span></text:p>
        </text:list-item>
        <text:list-item>
          <text:p text:style-name="P41"><text:span text:style-name="T5">ADD</text:span><text:span text:style-name="T16"> OSB (</text:span><text:span text:style-name="T5">L2</text:span><text:span text:style-name="T16">), </text:span><text:span text:style-name="T5">POINT&gt;</text:span><text:span text:style-name="T16"> OSB (</text:span><text:span text:style-name="T5">L1</text:span><text:span text:style-name="T16">), enter point type and number on </text:span><text:span text:style-name="T5">KU</text:span><text:span text:style-name="T16">?? or select with cursor.</text:span></text:p>
        </text:list-item>
        <text:list-item>
          <text:p text:style-name="P41"><text:span text:style-name="T5">END</text:span><text:span text:style-name="T16"> OSB (</text:span><text:span text:style-name="T5">R5</text:span><text:span text:style-name="T16"> initially, but will change as you add points??) to insert selected point before end point??</text:span></text:p>
        </text:list-item>
        <text:list-item>
          <text:p text:style-name="P48"><text:span text:style-name="T45">Repeat steps 2-3</text:span><text:span text:style-name="T40"> to add more points, inserting at </text:span><text:span text:style-name="T45">END</text:span><text:span text:style-name="T40"> or before other points as needed.</text:span></text:p>
        </text:list-item>
      </text:list>
      <text:p text:style-name="P10">To delete points from route:</text:p>
      <text:list text:style-name="L9">
        <text:list-item>
          <text:p text:style-name="P42"><text:span text:style-name="T16">Go to </text:span><text:span text:style-name="T5">TSD page</text:span><text:span text:style-name="T16"> -&gt; </text:span><text:span text:style-name="T5">RTE</text:span><text:span text:style-name="T16"> (</text:span><text:span text:style-name="T5">B5</text:span><text:span text:style-name="T16">).</text:span></text:p>
        </text:list-item>
        <text:list-item>
          <text:p text:style-name="P42"><text:span text:style-name="T5">DEL</text:span><text:span text:style-name="T16"> OSB (</text:span><text:span text:style-name="T5">L4</text:span><text:span text:style-name="T16">), select point with </text:span><text:span text:style-name="T5">R1-R6 OSB</text:span><text:span text:style-name="T16"> or with curs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44:30.627000000</dc:date>
    <meta:editing-duration>PT20H3M21S</meta:editing-duration>
    <meta:editing-cycles>97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9" meta:word-count="665" meta:character-count="3711" meta:non-whitespace-character-count="3143"/>
  </office:meta>
</office:document-meta>
</file>